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2.1667in" style:rel-column-width="20507*"/>
    </style:style>
    <style:style style:name="Table1.B" style:family="table-column">
      <style:table-column-properties style:column-width="4.7576in" style:rel-column-width="45027*"/>
    </style:style>
    <style:style style:name="Table1.A1" style:family="table-cell">
      <style:table-cell-properties style:vertical-align="middle" fo:padding="0.0208in" fo:border="non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1.9993in" style:rel-column-width="18922*"/>
    </style:style>
    <style:style style:name="Table2.B" style:family="table-column">
      <style:table-column-properties style:column-width="4.9257in" style:rel-column-width="46612*"/>
    </style:style>
    <style:style style:name="Table2.A1" style:family="table-cell">
      <style:table-cell-properties style:vertical-align="middle" fo:padding="0.0208in" fo:border="none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9118in" style:rel-column-width="18095*"/>
    </style:style>
    <style:style style:name="Table3.B" style:family="table-column">
      <style:table-column-properties style:column-width="5.0125in" style:rel-column-width="47439*"/>
    </style:style>
    <style:style style:name="Table3.A1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1.3806in" style:rel-column-width="13065*"/>
    </style:style>
    <style:style style:name="Table4.B" style:family="table-column">
      <style:table-column-properties style:column-width="5.5444in" style:rel-column-width="52469*"/>
    </style:style>
    <style:style style:name="Table4.A1" style:family="table-cell">
      <style:table-cell-properties style:vertical-align="middle" fo:padding="0.0208in" fo:border="none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1.7632in" style:rel-column-width="16689*"/>
    </style:style>
    <style:style style:name="Table5.B" style:family="table-column">
      <style:table-column-properties style:column-width="5.1611in" style:rel-column-width="48845*"/>
    </style:style>
    <style:style style:name="Table5.A1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2.0438in" style:rel-column-width="19340*"/>
    </style:style>
    <style:style style:name="Table6.B" style:family="table-column">
      <style:table-column-properties style:column-width="4.8813in" style:rel-column-width="46194*"/>
    </style:style>
    <style:style style:name="Table6.A1" style:family="table-cell">
      <style:table-cell-properties style:vertical-align="middle" fo:padding="0.0208in" fo:border="none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1.6257in" style:rel-column-width="15382*"/>
    </style:style>
    <style:style style:name="Table7.B" style:family="table-column">
      <style:table-column-properties style:column-width="5.2993in" style:rel-column-width="50152*"/>
    </style:style>
    <style:style style:name="Table7.A1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1.484in" style:rel-column-width="14044*"/>
    </style:style>
    <style:style style:name="Table8.B" style:family="table-column">
      <style:table-column-properties style:column-width="5.441in" style:rel-column-width="51490*"/>
    </style:style>
    <style:style style:name="Table8.A1" style:family="table-cell">
      <style:table-cell-properties style:vertical-align="middle" fo:padding="0.0208in" fo:border="none"/>
    </style:style>
    <style:style style:name="P1" style:family="paragraph" style:parent-style-name="Standard">
      <style:text-properties officeooo:rsid="0013ed65"/>
    </style:style>
    <style:style style:name="P2" style:family="paragraph" style:parent-style-name="Standard">
      <style:text-properties officeooo:rsid="0013ed65" officeooo:paragraph-rsid="0013ed65"/>
    </style:style>
    <style:style style:name="P3" style:family="paragraph" style:parent-style-name="Standard">
      <style:text-properties officeooo:rsid="0013ed65" officeooo:paragraph-rsid="0014e071"/>
    </style:style>
    <style:style style:name="P4" style:family="paragraph" style:parent-style-name="Standard">
      <style:text-properties officeooo:rsid="00144fc7" officeooo:paragraph-rsid="00144fc7"/>
    </style:style>
    <style:style style:name="P5" style:family="paragraph" style:parent-style-name="Standard">
      <style:text-properties officeooo:paragraph-rsid="0014e071"/>
    </style:style>
    <style:style style:name="P6" style:family="paragraph" style:parent-style-name="Standard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7" style:family="paragraph" style:parent-style-name="Standard">
      <style:text-properties fo:font-variant="normal" fo:text-transform="none" fo:color="#999999" style:font-name="segoe ui" fo:font-size="8.25pt" fo:letter-spacing="normal" fo:font-style="normal" fo:font-weight="normal" officeooo:paragraph-rsid="00144fc7"/>
    </style:style>
    <style:style style:name="P8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9" style:family="paragraph" style:parent-style-name="Standard">
      <style:text-properties officeooo:rsid="001511ab" officeooo:paragraph-rsid="001511ab"/>
    </style:style>
    <style:style style:name="P10" style:family="paragraph" style:parent-style-name="Standard">
      <style:text-properties officeooo:rsid="001511ab" officeooo:paragraph-rsid="0015ae53"/>
    </style:style>
    <style:style style:name="P11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2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3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4" style:family="paragraph" style:parent-style-name="Text_20_body">
      <style:paragraph-properties>
        <style:tab-stops>
          <style:tab-stop style:position="0.8126in"/>
        </style:tab-stops>
      </style:paragraph-properties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5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6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7" style:family="paragraph" style:parent-style-name="Table_20_Contents">
      <style:text-properties style:font-name="Microsoft Sans Serif" fo:font-size="8pt"/>
    </style:style>
    <style:style style:name="T1" style:family="text">
      <style:text-properties officeooo:rsid="0013ed65"/>
    </style:style>
    <style:style style:name="T2" style:family="text">
      <style:text-properties officeooo:rsid="00144fc7"/>
    </style:style>
    <style:style style:name="T3" style:family="text">
      <style:text-properties officeooo:rsid="001511ab"/>
    </style:style>
    <style:style style:name="T4" style:family="text">
      <style:text-properties fo:color="#333333"/>
    </style:style>
    <style:style style:name="T5" style:family="text">
      <style:text-properties fo:color="#333333" fo:font-size="10.5pt"/>
    </style:style>
    <style:style style:name="T6" style:family="text">
      <style:text-properties fo:color="#333333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333333" style:text-line-through-style="none" style:text-line-through-type="none" style:text-underline-style="none" officeooo:rsid="0015ae53" style:text-blinking="false" fo:background-color="transparent" loext:char-shading-value="0"/>
    </style:style>
    <style:style style:name="T8" style:family="text">
      <style:text-properties fo:color="#333333" style:text-line-through-style="none" style:text-line-through-type="none" style:text-underline-style="none" officeooo:rsid="001511ab" style:text-blinking="false" fo:background-color="transparent" loext:char-shading-value="0"/>
    </style:style>
    <style:style style:name="T9" style:family="text">
      <style:text-properties fo:color="#333333" style:text-line-through-style="none" style:text-line-through-type="none" style:font-name="Microsoft Sans Serif" fo:font-size="7.5pt" style:text-underline-style="none" style:text-blinking="false" fo:background-color="transparent" loext:char-shading-value="0"/>
    </style:style>
    <style:style style:name="T10" style:family="text">
      <style:text-properties fo:color="#333333" style:text-line-through-style="none" style:text-line-through-type="none" style:font-name="Microsoft Sans Serif" fo:font-size="7.5pt" style:text-underline-style="none" officeooo:rsid="001511ab" style:text-blinking="false" fo:background-color="transparent" loext:char-shading-value="0"/>
    </style:style>
    <style:style style:name="T11" style:family="text">
      <style:text-properties fo:color="#333333" style:text-line-through-style="none" style:text-line-through-type="none" style:font-name="Microsoft Sans Serif" fo:font-size="8pt" style:text-underline-style="none" officeooo:rsid="001511ab" style:text-blinking="false" fo:background-color="transparent" loext:char-shading-value="0"/>
    </style:style>
    <style:style style:name="T12" style:family="text">
      <style:text-properties fo:font-variant="normal" fo:text-transform="none" fo:color="#7f8c8d" style:font-name="segoe ui" fo:font-size="10.5pt" fo:letter-spacing="normal" fo:font-style="normal" fo:font-weight="normal"/>
    </style:style>
    <style:style style:name="T13" style:family="text">
      <style:text-properties fo:font-variant="normal" fo:text-transform="none" fo:color="#7f8c8d" style:font-name="segoe ui" fo:font-size="10.5pt" fo:letter-spacing="normal" fo:font-style="normal" fo:font-weight="normal" officeooo:rsid="0015ae53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15" style:family="text">
      <style:text-properties fo:color="#7f8c8d" officeooo:rsid="001511ab"/>
    </style:style>
    <style:style style:name="T16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text-line-through-style="none" style:text-line-through-type="none" style:text-underline-style="none" officeooo:rsid="001511ab" style:text-blinking="false" fo:background-color="transparent" loext:char-shading-value="0"/>
    </style:style>
    <style:style style:name="T18" style:family="text">
      <style:text-properties officeooo:rsid="0015a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create table program(</text:p>
      <text:p text:style-name="P3"><text:tab/>programIndex varchar(8) not null unique,</text:p>
      <text:p text:style-name="P3"><text:tab/>programName varchar(50) not null,</text:p>
      <text:p text:style-name="P3"><text:tab/>issuedDate date not null,</text:p>
      <text:p text:style-name="P3"><text:tab/><text:span text:style-name="T2">constraint PK_Program primary key(</text:span>programIndex<text:span text:style-name="T2">)</text:span></text:p>
      <text:p text:style-name="P3">)</text:p>
      <text:p text:style-name="P3"/>
      <text:p text:style-name="Standard">create table student (</text:p>
      <text:p text:style-name="Standard"><text:s text:c="4"/>studentID varchar(15) not null UNIQUE,</text:p>
      <text:p text:style-name="Standard"><text:s text:c="4"/>lastName varchar(20) not null,</text:p>
      <text:p text:style-name="Standard"><text:s text:c="4"/>firstName varchar(20) not null,</text:p>
      <text:p text:style-name="Standard"><text:s text:c="4"/>gender enum('m','f') not null,</text:p>
      <text:p text:style-name="Standard"><text:s text:c="4"/>dob date not null,</text:p>
      <text:p text:style-name="Standard"><text:s text:c="4"/>programIndex varchar<text:span text:style-name="T1">(8)</text:span> not null,</text:p>
      <text:p text:style-name="Standard"><text:s text:c="4"/>password varchar(32) not null,</text:p>
      <text:p text:style-name="Standard"><text:s text:c="4"/>constraint PK_Student primary key(studentID),</text:p>
      <text:p text:style-name="Standard"><text:s text:c="4"/>constraint FK_StudentProgramIndex foreign key(programIndex) </text:p>
      <text:p text:style-name="Standard"><text:s text:c="6"/>references program(programIndex)</text:p>
      <text:p text:style-name="Standard">);</text:p>
      <text:p text:style-name="P1"/>
      <text:p text:style-name="P2"/>
      <text:p text:style-name="P2">create table course (</text:p>
      <text:p text:style-name="P2"><text:tab/>courseIndex varchar(8) <text:span text:style-name="T2">unique not null,</text:span></text:p>
      <text:p text:style-name="P2"><text:tab/><text:span text:style-name="T2">courseName varchar(50) not null,</text:span></text:p>
      <text:p text:style-name="P2"><text:tab/><text:span text:style-name="T2">courseCredit tinyint not null,</text:span></text:p>
      <text:p text:style-name="P2"><text:tab/><text:span text:style-name="T2">constraint PK_course primary key(courseIndex)</text:span></text:p>
      <text:p text:style-name="P2">)</text:p>
      <text:p text:style-name="P2"/>
      <text:p text:style-name="P4">create table courseTakenHistory(</text:p>
      <text:p text:style-name="P4"><text:tab/>studentID varchar(15) not null,</text:p>
      <text:p text:style-name="P4"><text:tab/>courseIndex varchar(8) not null,</text:p>
      <text:p text:style-name="P4"><text:tab/>takenDate date not null,</text:p>
      <text:p text:style-name="P4"><text:tab/>constraint FK_courseTakenHistoryStudentID foreign key(studentID) </text:p>
      <text:p text:style-name="P4"><text:s text:c="12"/>references student(studentID),</text:p>
      <text:p text:style-name="P4"><text:tab/>constraint FK_courseTakenHistoryCourseIndex foreign key(courseIndex)</text:p>
      <text:p text:style-name="P4"><text:tab/> <text:s text:c="2"/>references course(courseIndex)</text:p>
      <text:p text:style-name="P4">)</text:p>
      <text:p text:style-name="P4"/>
      <text:p text:style-name="P4">insert into program(programIndex, programName, issuedDate) values</text:p>
      <text:p text:style-name="P9">("<text:span text:style-name="T12">D061301</text:span>","<text:span text:style-name="T14">Компьютерийн ухаан</text:span>","<text:span text:style-name="T18">2014-06-01</text:span>"),</text:p>
      <text:p text:style-name="P10">("<text:span text:style-name="T12">D061302</text:span>","<text:span text:style-name="T14">Програм хангамж </text:span>","<text:span text:style-name="T18">2014-06-01</text:span>"),</text:p>
      <text:p text:style-name="P10">("<text:span text:style-name="T12">D061303</text:span>","<text:span text:style-name="T14">Мэдээллийн систем </text:span>","<text:span text:style-name="T18">2014-06-01</text:span>"),</text:p>
      <text:p text:style-name="P10">("<text:span text:style-name="T12">D061304</text:span>","<text:span text:style-name="T14">Мэдээллийн технологи</text:span>","<text:span text:style-name="T18">2014-06-01</text:span>");</text:p>
      <text:p text:style-name="P4"/>
      <text:p text:style-name="P7"><text:span text:style-name="T2">D 061301 - </text:span><text:span text:style-name="T5">Компьютерийн ухаан</text:span></text:p>
      <text:p text:style-name="P6"><text:span text:style-name="T3">D061302 – </text:span><text:span text:style-name="T4">Програм хангамж </text:span></text:p>
      <text:p text:style-name="P8"><text:span text:style-name="T15">D061303 - </text:span>Мэдээллийн систем</text:p>
      <text:p text:style-name="P6"><text:span text:style-name="T3">D061304 - </text:span><text:span text:style-name="T4">Мэдээллийн технологи </text:span></text:p>
      <text:p text:style-name="P6"><text:span text:style-name="T4"/></text:p>
      <text:p text:style-name="P6"><text:span text:style-name="T4"/></text:p>
      <text:h text:style-name="P16" text:outline-level="4"><text:soft-page-break/><text:span text:style-name="T7">insert into course(courseIndex, courseName, courseCredit) values</text:span></text:h>
      <text:h text:style-name="P16" text:outline-level="4"><text:span text:style-name="T7">(</text:span><text:span text:style-name="T8">"</text:span><text:a xlink:type="simple" xlink:href="https://sisi.num.edu.mn/sisi_v4/modules/student/home.htm#collapse26064" text:style-name="Internet_20_link" text:visited-style-name="Visited_20_Internet_20_Link"><text:span text:style-name="T17">ICSI301</text:span></text:a><text:span text:style-name="T8">","</text:span><text:span text:style-name="T10">Веб програмчлал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2</text:span><text:span text:style-name="T8">","</text:span><text:span text:style-name="T11">Өгөгдлийн бүтэц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432</text:span><text:span text:style-name="T8">","</text:span><text:span text:style-name="T11">Компьютер график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3</text:span><text:span text:style-name="T8">","</text:span><text:span text:style-name="T11">Магадлал статистик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1</text:span><text:span text:style-name="T8">","</text:span><text:span text:style-name="T11">Объект хандлагат програмчлал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CSII200</text:span><text:span text:style-name="T8">","</text:span><text:span text:style-name="T11">Интернэт технологийн үндэс</text:span><text:span text:style-name="T8">",</text:span><text:span text:style-name="T7">3),</text:span></text:h>
      <text:p text:style-name="P12"><text:span text:style-name="T7">(</text:span><text:span text:style-name="T8">"</text:span><text:span text:style-name="T11">CSII200</text:span><text:span text:style-name="T8">","</text:span><text:span text:style-name="T11">Алгоритмын үндэс</text:span><text:span text:style-name="T8">",</text:span><text:span text:style-name="T7">3),</text:span></text:p>
      <text:h text:style-name="P16" text:outline-level="4"><text:span text:style-name="T7">(</text:span><text:span text:style-name="T8">"</text:span><text:span text:style-name="T11">CSII202</text:span><text:span text:style-name="T8">","</text:span><text:span text:style-name="T11">Өгөгдлийн сангийн үндэс</text:span><text:span text:style-name="T8">",</text:span><text:span text:style-name="T7">3);</text:span></text:h>
      <text:h text:style-name="P15" text:outline-level="4"><text:a xlink:type="simple" xlink:href="https://sisi.num.edu.mn/sisi_v4/modules/student/home.htm#collapse26064" text:style-name="Internet_20_link" text:visited-style-name="Visited_20_Internet_20_Link"><text:span text:style-name="T16">ICSI301</text:span></text:a><text:span text:style-name="T6"> - </text:span><text:span text:style-name="T9">Веб програмчлал</text:span></text:h>
      <text:p text:style-name="P6"><text:bookmark text:name="gr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ICSI202</text:p>
          </table:table-cell>
          <table:table-cell table:style-name="Table1.A1" office:value-type="string">
            <text:p text:style-name="P17">Өгөгдлийн бүтэц</text:p>
          </table:table-cell>
        </table:table-row>
      </table:table>
      <text:p text:style-name="P6"><text:bookmark text:name="gr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ICSI432</text:p>
          </table:table-cell>
          <table:table-cell table:style-name="Table2.A1" office:value-type="string">
            <text:p text:style-name="P17">Компьютер график</text:p>
          </table:table-cell>
        </table:table-row>
      </table:table>
      <text:p text:style-name="P6"><text:bookmark text:name="gr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ICSI203</text:p>
          </table:table-cell>
          <table:table-cell table:style-name="Table3.A1" office:value-type="string">
            <text:p text:style-name="P17">Магадлал статистик</text:p>
          </table:table-cell>
        </table:table-row>
      </table:table>
      <text:p text:style-name="P6"><text:bookmark text:name="gr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ICSI201</text:p>
          </table:table-cell>
          <table:table-cell table:style-name="Table4.A1" office:value-type="string">
            <text:p text:style-name="P17">Объект хандлагат програмчлал</text:p>
          </table:table-cell>
        </table:table-row>
      </table:table>
      <text:p text:style-name="P6"><text:bookmark text:name="gr21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CSII201</text:p>
          </table:table-cell>
          <table:table-cell table:style-name="Table5.A1" office:value-type="string">
            <text:p text:style-name="P17">Програмчлалын хэл Cи</text:p>
          </table:table-cell>
        </table:table-row>
      </table:table>
      <text:p text:style-name="P6"><text:bookmark text:name="gr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CSII200</text:p>
          </table:table-cell>
          <table:table-cell table:style-name="Table6.A1" office:value-type="string">
            <text:p text:style-name="P17">Алгоритмын үндэс</text:p>
          </table:table-cell>
        </table:table-row>
      </table:table>
      <text:p text:style-name="P6"><text:bookmark text:name="gr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CSII202</text:p>
          </table:table-cell>
          <table:table-cell table:style-name="Table7.A1" office:value-type="string">
            <text:p text:style-name="P17">Өгөгдлийн сангийн үндэс</text:p>
          </table:table-cell>
        </table:table-row>
      </table:table>
      <text:p text:style-name="P6"><text:bookmark text:name="gr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CSII203</text:p>
          </table:table-cell>
          <table:table-cell table:style-name="Table8.A1" office:value-type="string">
            <text:p text:style-name="P17">Интернэт технологийн үндэс</text:p>
          </table:table-cell>
        </table:table-row>
      </table:table>
      <text:p text:style-name="P11"/>
      <text:p text:style-name="P11"/>
      <text:p text:style-name="P13">insert into student values</text:p>
      <text:p text:style-name="P13">("16b1seas3369","Temuujin","Ya","m","1998-01-01","D061302","123456"),</text:p>
      <text:p text:style-name="P13">("15b1seas3370","Steve","Jobs","m","1997-08-02","D061302","123456"),</text:p>
      <text:p text:style-name="P13">("15b1seas3371","Bill","Gates","m","1997-02-03","D061301","123456"),</text:p>
      <text:p text:style-name="P13">("14b1seas0072","Rentsendorj","Javkhlan","m","1996-05-06","D061303","123456"),</text:p>
      <text:p text:style-name="P13">("16b1seas3373","San","Sakura","f","1998-05-06","D061303","123456"),</text:p>
      <text:p text:style-name="P13">("16b1seas3372","Uzumaki","Naruto","m","1998-08-05","D061304","123456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6:35.725733618</meta:creation-date>
    <dc:date>2018-10-20T00:00:04.346223201</dc:date>
    <meta:editing-duration>PT56S</meta:editing-duration>
    <meta:editing-cycles>1</meta:editing-cycles>
    <meta:document-statistic meta:table-count="8" meta:image-count="0" meta:object-count="0" meta:page-count="2" meta:paragraph-count="75" meta:word-count="214" meta:character-count="2501" meta:non-whitespace-character-count="2286"/>
    <meta:generator>LibreOffice/6.0.3.2$Linux_X86_64 LibreOffice_project/00m0$Build-2</meta:generator>
  </office:meta>
</office:document-meta>
</file>